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127e04" officeooo:paragraph-rsid="00320a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text-properties style:font-name="Segoe UI" fo:font-size="10pt" fo:font-style="normal" style:text-underline-style="none" fo:font-weight="bold" officeooo:rsid="00127e04" officeooo:paragraph-rsid="0027ef7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e4f6d"/>
    </style:style>
    <style:style style:name="P75" style:family="paragraph" style:parent-style-name="Standard" style:list-style-name="L1">
      <style:text-properties officeooo:paragraph-rsid="00062979"/>
    </style:style>
    <style:style style:name="P76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3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21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363e47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111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16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17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 style:list-style-name="L22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24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5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30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31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2" style:family="paragraph" style:parent-style-name="Standard" style:list-style-name="L3">
      <style:text-properties officeooo:paragraph-rsid="002409b4"/>
    </style:style>
    <style:style style:name="P133" style:family="paragraph" style:parent-style-name="Standard" style:list-style-name="L6">
      <style:text-properties officeooo:paragraph-rsid="002d9bab"/>
    </style:style>
    <style:style style:name="P134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5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6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7" style:family="paragraph" style:parent-style-name="Standard" style:list-style-name="L8">
      <style:text-properties officeooo:paragraph-rsid="002ef439"/>
    </style:style>
    <style:style style:name="P138" style:family="paragraph" style:parent-style-name="Standard" style:list-style-name="L10">
      <style:text-properties officeooo:paragraph-rsid="002c57de"/>
    </style:style>
    <style:style style:name="P139" style:family="paragraph" style:parent-style-name="Standard" style:list-style-name="L12">
      <style:text-properties officeooo:paragraph-rsid="001b1bca"/>
    </style:style>
    <style:style style:name="P140" style:family="paragraph" style:parent-style-name="Standard" style:list-style-name="L13">
      <style:text-properties officeooo:paragraph-rsid="000abd1d"/>
    </style:style>
    <style:style style:name="P141" style:family="paragraph" style:parent-style-name="Standard" style:list-style-name="L15">
      <style:text-properties officeooo:paragraph-rsid="00290bec"/>
    </style:style>
    <style:style style:name="P142" style:family="paragraph" style:parent-style-name="Standard" style:list-style-name="L17">
      <style:text-properties officeooo:paragraph-rsid="00290bec"/>
    </style:style>
    <style:style style:name="P143" style:family="paragraph" style:parent-style-name="Standard" style:list-style-name="L21">
      <style:text-properties officeooo:paragraph-rsid="00320a5c"/>
    </style:style>
    <style:style style:name="P144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officeooo:rsid="0033b2cb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33b2cb" style:font-size-asian="14pt" style:font-size-complex="14pt"/>
    </style:style>
    <style:style style:name="T37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2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33b2cb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27e04" style:font-style-asian="normal" style:font-style-complex="normal"/>
    </style:style>
    <style:style style:name="T93" style:family="text">
      <style:text-properties fo:font-style="normal" officeooo:rsid="0008ac49" style:font-style-asian="normal" style:font-style-complex="normal"/>
    </style:style>
    <style:style style:name="T94" style:family="text">
      <style:text-properties fo:font-style="normal" officeooo:rsid="00091a57" style:font-style-asian="normal" style:font-style-complex="normal"/>
    </style:style>
    <style:style style:name="T95" style:family="text">
      <style:text-properties fo:font-style="normal" officeooo:rsid="000cbe35" style:font-style-asian="normal" style:font-style-complex="normal"/>
    </style:style>
    <style:style style:name="T96" style:family="text">
      <style:text-properties fo:font-style="normal" officeooo:rsid="000de1ac" style:font-style-asian="normal" style:font-style-complex="normal"/>
    </style:style>
    <style:style style:name="T97" style:family="text">
      <style:text-properties fo:font-style="normal" officeooo:rsid="00184a3d" style:font-style-asian="normal" style:font-style-complex="normal"/>
    </style:style>
    <style:style style:name="T98" style:family="text">
      <style:text-properties fo:font-style="normal" officeooo:rsid="0019d311" style:font-style-asian="normal" style:font-style-complex="normal"/>
    </style:style>
    <style:style style:name="T99" style:family="text">
      <style:text-properties fo:font-style="normal" officeooo:rsid="001c27f1" style:font-style-asian="normal" style:font-style-complex="normal"/>
    </style:style>
    <style:style style:name="T100" style:family="text">
      <style:text-properties fo:font-style="normal" officeooo:rsid="001d5722" style:font-style-asian="normal" style:font-style-complex="normal"/>
    </style:style>
    <style:style style:name="T101" style:family="text">
      <style:text-properties fo:font-style="normal" officeooo:rsid="001e9f57" style:font-style-asian="normal" style:font-style-complex="normal"/>
    </style:style>
    <style:style style:name="T102" style:family="text">
      <style:text-properties fo:font-style="normal" officeooo:rsid="0020dac3" style:font-style-asian="normal" style:font-style-complex="normal"/>
    </style:style>
    <style:style style:name="T103" style:family="text">
      <style:text-properties fo:font-style="normal" officeooo:rsid="002254f9" style:font-style-asian="normal" style:font-style-complex="normal"/>
    </style:style>
    <style:style style:name="T104" style:family="text">
      <style:text-properties fo:font-style="normal" officeooo:rsid="0027ef7f" style:font-style-asian="normal" style:font-style-complex="normal"/>
    </style:style>
    <style:style style:name="T105" style:family="text">
      <style:text-properties fo:font-style="normal" officeooo:rsid="00297b28" style:font-style-asian="normal" style:font-style-complex="normal"/>
    </style:style>
    <style:style style:name="T106" style:family="text">
      <style:text-properties fo:font-style="normal" officeooo:rsid="002c57de" style:font-style-asian="normal" style:font-style-complex="normal"/>
    </style:style>
    <style:style style:name="T107" style:family="text">
      <style:text-properties fo:font-style="normal" officeooo:rsid="000abd1d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style:font-style-asian="normal" style:font-style-complex="normal"/>
    </style:style>
    <style:style style:name="T156" style:family="text">
      <style:text-properties fo:font-style="normal" style:text-underline-style="none" officeooo:rsid="000f83cf" style:font-style-asian="normal" style:font-style-complex="normal"/>
    </style:style>
    <style:style style:name="T157" style:family="text">
      <style:text-properties fo:font-style="normal" style:text-underline-style="none" officeooo:rsid="001c27f1" style:font-style-asian="normal" style:font-style-complex="normal"/>
    </style:style>
    <style:style style:name="T158" style:family="text">
      <style:text-properties fo:font-style="normal" style:text-underline-style="none" officeooo:rsid="001d5722" style:font-style-asian="normal" style:font-style-complex="normal"/>
    </style:style>
    <style:style style:name="T1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7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72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3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4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71"/>
      <text:p text:style-name="P71"><text:span text:style-name="T19">1</text:span>. <text:span text:style-name="T15">consultaTabelloneTurni</text:span>(<text:span text:style-name="T16">)</text:span></text:p>
      <text:p text:style-name="P7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6"/>
      <text:p text:style-name="P16"/>
      <text:p text:style-name="P1"><text:span text:style-name="T25">2. </text:span><text:span text:style-name="T26">crea</text:span><text:span text:style-name="T25">Evento(</text:span><text:span text:style-name="T35">nome:</text:span><text:span text:style-name="T31"> testo,</text:span><text:span text:style-name="T25"> </text:span><text:span text:style-name="T33">luogo</text:span><text:span text:style-name="T27"> : testo, </text:span><text:span text:style-name="T36">dataInizio</text:span><text:span text:style-name="T32"> : Data</text:span><text:span text:style-name="T27">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</text:span><text:span text:style-name="T25">)</text:span><text:span text:style-name="T2"> </text:span></text:p>
      <text:p text:style-name="P16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3670722632" text:style-name="L1">
        <text:list-item>
          <text:p text:style-name="P76"><text:span text:style-name="T108">è stata creata un’istanza </text:span><text:span text:style-name="T1">ev</text:span><text:span text:style-name="T108"> di Evento</text:span></text:p>
        </text:list-item>
        <text:list-item>
          <text:p text:style-name="P78"><text:span text:style-name="T1">o</text:span><text:span text:style-name="T108"> </text:span><text:span text:style-name="T91">organizza</text:span><text:span text:style-name="T108"> </text:span><text:span text:style-name="T1">ev</text:span></text:p>
        </text:list-item>
        <text:list-item>
          <text:p text:style-name="P80"><text:span text:style-name="T1">ev.</text:span><text:span text:style-name="T108">nome = </text:span><text:span text:style-name="T132">nome</text:span></text:p>
        </text:list-item>
        <text:list-item>
          <text:p text:style-name="P76"><text:span text:style-name="T1">ev.</text:span><text:span text:style-name="T108">luogo = </text:span><text:span text:style-name="T132">luogo</text:span></text:p>
        </text:list-item>
        <text:list-item>
          <text:p text:style-name="P82"><text:span text:style-name="T1">ev.</text:span><text:span text:style-name="T108">data inizio = </text:span><text:span text:style-name="T132">dataInizio</text:span></text:p>
        </text:list-item>
        <text:list-item>
          <text:p text:style-name="P76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</text:list-item>
        <text:list-item>
          <text:p text:style-name="P75"><text:span text:style-name="T161">ev.</text:span><text:span text:style-name="T163">elegante = </text:span><text:span text:style-name="T167">elegante</text:span></text:p>
        </text:list-item>
        <text:list-item>
          <text:p text:style-name="P129"><text:span text:style-name="T169">ev.</text:span><text:span text:style-name="T168">privato = </text:span><text:span text:style-name="T166">privato</text:span></text:p>
        </text:list-item>
      </text:list>
      <text:p text:style-name="P48"/>
      <text:p text:style-name="P48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5">nome</text:span><text:span text:style-name="T31">: testo,</text:span><text:span text:style-name="T25"> </text:span><text:span text:style-name="T33">luogo</text:span><text:span text:style-name="T27"> : testo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, </text:span><text:span text:style-name="T34">dataInizio</text:span><text:span text:style-name="T29">: Data, </text:span><text:span text:style-name="T34">tipoRicorrenza:</text:span><text:span text:style-name="T29"> enum, </text:span><text:span text:style-name="T34">ripetizioni?</text:span><text:span text:style-name="T29">: intero, </text:span><text:span text:style-name="T34">dataFine?</text:span><text:span text:style-name="T29">: Data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</text:span></text:p>
      <text:list xml:id="list3947974361" text:style-name="L2">
        <text:list-item>
          <text:p text:style-name="P123"><text:span text:style-name="T10">A</text:span><text:span text:style-name="T1">lmeno un parametro tra </text:span><text:span text:style-name="T79">ripetizioni</text:span><text:span text:style-name="T1"> e </text:span><text:span text:style-name="T79">dataFine</text:span><text:span text:style-name="T1"> è specificato</text:span></text:p>
        </text:list-item>
      </text:list>
      <text:p text:style-name="P68"><text:span text:style-name="T2"><text:s/></text:span><text:span text:style-name="T15">Post-condizioni: </text:span></text:p>
      <text:list xml:id="list2854911599" text:style-name="L3">
        <text:list-item>
          <text:p text:style-name="P125">per ogni ricorrenza <text:span text:style-name="T84">data </text:span>dettata dal <text:span text:style-name="T78">tipoRicorrenza</text:span>, a partire da <text:span text:style-name="T78">dataInizio</text:span> e o fino a <text:span text:style-name="T78">dataFine</text:span>, o per un certo numero di <text:span text:style-name="T78">ripetizioni</text:span> </text:p>
          <text:list>
            <text:list-item>
              <text:p text:style-name="P77"><text:span text:style-name="T108">è stata creata un’istanza </text:span><text:span text:style-name="T1">ev</text:span><text:span text:style-name="T108"> di Evento</text:span></text:p>
            </text:list-item>
            <text:list-item>
              <text:p text:style-name="P79"><text:span text:style-name="T1">o</text:span><text:span text:style-name="T108"> </text:span><text:span text:style-name="T91">organizza</text:span><text:span text:style-name="T108"> </text:span><text:span text:style-name="T1">ev</text:span></text:p>
            </text:list-item>
            <text:list-item>
              <text:p text:style-name="P81"><text:span text:style-name="T1">ev.</text:span><text:span text:style-name="T108">nome = </text:span><text:span text:style-name="T132">nome</text:span></text:p>
            </text:list-item>
            <text:list-item>
              <text:p text:style-name="P77"><text:span text:style-name="T1">ev.</text:span><text:span text:style-name="T108">luogo = </text:span><text:span text:style-name="T132">luogo</text:span></text:p>
            </text:list-item>
            <text:list-item>
              <text:p text:style-name="P83"><text:span text:style-name="T1">ev.</text:span><text:span text:style-name="T108">data inizio = </text:span><text:span text:style-name="T1">data</text:span></text:p>
            </text:list-item>
            <text:list-item>
              <text:p text:style-name="P77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    </text:list-item>
            <text:list-item>
              <text:p text:style-name="P132"><text:span text:style-name="T161">ev.</text:span><text:span text:style-name="T163">elegante = </text:span><text:span text:style-name="T167">elegante</text:span></text:p>
            </text:list-item>
            <text:list-item>
              <text:p text:style-name="P98">ev.<text:span text:style-name="T91">privato = </text:span><text:span text:style-name="T147">privato</text:span></text:p>
            </text:list-item>
          </text:list>
        </text:list-item>
      </text:list>
      <text:p text:style-name="P68"/>
      <text:p text:style-name="P68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4">evento</text:span><text:span text:style-name="T29">: Evento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--</text:span></text:p>
      <text:p text:style-name="P68"><text:span text:style-name="T2"><text:s/></text:span><text:span text:style-name="T15">Post-condizioni: --</text:span></text:p>
      <text:p text:style-name="P48"/>
      <text:p text:style-name="P48"><text:soft-page-break/></text:p>
      <text:p text:style-name="P30"><text:span text:style-name="T54">3</text:span><text:span text:style-name="T55">. </text:span><text:span text:style-name="T54">aggiungiServizio</text:span><text:span text:style-name="T55">(</text:span><text:span text:style-name="T37">tipoServizio</text:span><text:span text:style-name="T54"> : testo, </text:span><text:span text:style-name="T37">data</text:span><text:span text:style-name="T54"> : </text:span><text:span text:style-name="T56">Data, </text:span><text:span text:style-name="T38">partecipanti</text:span><text:span text:style-name="T57"> : intero</text:span><text:span text:style-name="T55">)</text:span></text:p>
      <text:p text:style-name="P16"/>
      <text:p text:style-name="P2"><text:span text:style-name="T15">Pre-condizioni: </text:span><text:span text:style-name="T3">è in corso la definizione di un Evento </text:span><text:span text:style-name="T86">ev</text:span></text:p>
      <text:p text:style-name="P2"><text:span text:style-name="T15">Post-condizioni:</text:span><text:span text:style-name="T2"> </text:span><text:span text:style-name="T4">se </text:span><text:span text:style-name="T80">partecipanti</text:span><text:span text:style-name="T4"> &lt;= </text:span><text:span text:style-name="T87">ev</text:span><text:span text:style-name="T110">.</text:span><text:span text:style-name="T111">partecipanti attesi </text:span><text:span text:style-name="T129">e </text:span><text:span text:style-name="T89">ev.</text:span><text:span text:style-name="T129">terminato = no</text:span></text:p>
      <text:list xml:id="list3791505128" text:style-name="L4">
        <text:list-item>
          <text:p text:style-name="P124">è stata creata un’istanza <text:span text:style-name="T83">serv</text:span><text:span text:style-name="T91"> di Servizio</text:span></text:p>
        </text:list-item>
        <text:list-item>
          <text:p text:style-name="P124"><text:span text:style-name="T83">serv</text:span><text:span text:style-name="T91">.tipo </text:span><text:span text:style-name="T93">s</text:span><text:span text:style-name="T91">ervizio = </text:span><text:span text:style-name="T147">tipoServizio</text:span></text:p>
        </text:list-item>
        <text:list-item>
          <text:p text:style-name="P99">serv.<text:span text:style-name="T91">data = </text:span><text:span text:style-name="T147">data</text:span></text:p>
        </text:list-item>
        <text:list-item>
          <text:p text:style-name="P102">serv.<text:span text:style-name="T91">partecipanti </text:span><text:span text:style-name="T95">= </text:span><text:span text:style-name="T148">partecipanti</text:span></text:p>
        </text:list-item>
        <text:list-item>
          <text:p text:style-name="P103"><text:span text:style-name="T95">è </text:span><text:span text:style-name="T91">stata creata un’istanza </text:span>turno<text:span text:style-name="T91"> di TurnoDiServizio</text:span></text:p>
        </text:list-item>
        <text:list-item>
          <text:p text:style-name="P103">serv<text:span text:style-name="T91"> </text:span><text:span text:style-name="T159">è effettuato in</text:span><text:span text:style-name="T91"> </text:span>turno</text:p>
        </text:list-item>
        <text:list-item>
          <text:p text:style-name="P100">ev<text:span text:style-name="T91"> </text:span><text:span text:style-name="T159">prevede</text:span><text:span text:style-name="T91"> </text:span>serv</text:p>
        </text:list-item>
      </text:list>
      <text:p text:style-name="P50"/>
      <text:p text:style-name="P50"/>
      <text:p text:style-name="P31"><text:span text:style-name="T56">4</text:span><text:span text:style-name="T55">. </text:span><text:span text:style-name="T56">scegliChef</text:span><text:span text:style-name="T73">PerEvento</text:span><text:span text:style-name="T55">(</text:span><text:span text:style-name="T37">chef</text:span><text:span text:style-name="T56"> : Chef</text:span><text:span text:style-name="T55">)</text:span></text:p>
      <text:p text:style-name="P17"/>
      <text:p text:style-name="P3"><text:span text:style-name="T15">Pre-condizioni: </text:span><text:span text:style-name="T3">è in corso la definizione di un Evento </text:span><text:span text:style-name="T86">ev</text:span></text:p>
      <text:p text:style-name="P59">Post-condizioni:<text:span text:style-name="T1"> </text:span><text:span text:style-name="T12">se </text:span><text:span text:style-name="T89">ev.</text:span><text:span text:style-name="T12">terminato = no</text:span></text:p>
      <text:list xml:id="list68902418" text:style-name="L5">
        <text:list-item>
          <text:p text:style-name="P101"><text:span text:style-name="T92">[ </text:span><text:span text:style-name="T91">se esiste uno Chef </text:span>ch <text:span text:style-name="T91">tale che </text:span>ev <text:span text:style-name="T159">è assegnato a </text:span>ch<text:span text:style-name="T91"> ] <text:s/>la relazione </text:span><text:span text:style-name="T159">è assegnato a </text:span><text:span text:style-name="T91">tra </text:span>ev<text:span text:style-name="T91"> e </text:span>ch<text:span text:style-name="T91"> è eliminata</text:span></text:p>
        </text:list-item>
        <text:list-item>
          <text:p text:style-name="P101">ev<text:span text:style-name="T91"> </text:span><text:span text:style-name="T159">è assegnato a </text:span><text:span text:style-name="T147">chef</text:span></text:p>
        </text:list-item>
      </text:list>
      <text:p text:style-name="P50"/>
      <text:p text:style-name="P50"/>
      <text:p text:style-name="P32"><text:span text:style-name="T58">5</text:span><text:span text:style-name="T55">. </text:span><text:span text:style-name="T57">modificaPartecipantiAttesi</text:span><text:span text:style-name="T55">(</text:span><text:span text:style-name="T38">numeroPartecipanti</text:span><text:span text:style-name="T57"> : intero</text:span><text:span text:style-name="T55">)</text:span></text:p>
      <text:p text:style-name="P18"/>
      <text:p text:style-name="P4"><text:span text:style-name="T15">Pre-condizioni: </text:span><text:span text:style-name="T3">è in corso la definizione di un Evento </text:span><text:span text:style-name="T86">ev</text:span></text:p>
      <text:p text:style-name="P32"><text:span text:style-name="T92">Post-condizioni: </text:span><text:span text:style-name="T110">se per ogni Servizio </text:span><text:span text:style-name="T4">serv</text:span><text:span text:style-name="T110"> tale che </text:span><text:span text:style-name="T4">ev</text:span><text:span text:style-name="T110"> </text:span><text:span text:style-name="T94">prevede</text:span><text:span text:style-name="T110"> </text:span><text:span text:style-name="T4">serv </text:span><text:span text:style-name="T110">si ha </text:span><text:span text:style-name="T4">serv.</text:span><text:span text:style-name="T110">partecipanti &lt;= </text:span><text:span text:style-name="T133">numeroPartecipanti</text:span></text:p>
      <text:p text:style-name="P45"><text:span text:style-name="T110">e </text:span><text:span text:style-name="T1">ev</text:span><text:span text:style-name="T108">.terminato = no</text:span></text:p>
      <text:list xml:id="list184719207040386" text:continue-numbering="true" text:style-name="L5">
        <text:list-item>
          <text:p text:style-name="P104">ev.<text:span text:style-name="T91">partecipanti attesi = </text:span><text:span text:style-name="T147">numeroPartecipanti</text:span></text:p>
        </text:list-item>
      </text:list>
      <text:p text:style-name="P49"/>
      <text:p text:style-name="P49"/>
      <text:p text:style-name="P36"><text:span text:style-name="T58">5</text:span><text:span text:style-name="T62">a</text:span><text:span text:style-name="T55">.</text:span><text:span text:style-name="T62">1</text:span><text:span text:style-name="T55"> </text:span><text:span text:style-name="T62">proponi</text:span><text:span text:style-name="T64">AggiuntaA</text:span><text:span text:style-name="T62">Menù</text:span><text:span text:style-name="T55">(</text:span><text:span text:style-name="T52">servizio</text:span><text:span text:style-name="T76">:</text:span><text:span text:style-name="T55"> </text:span><text:span text:style-name="T76">Servizio, </text:span><text:span text:style-name="T41">menu</text:span><text:span text:style-name="T63"> : Menu, </text:span><text:span text:style-name="T42">ricetta</text:span><text:span text:style-name="T63">: </text:span><text:span text:style-name="T64">Ricetta</text:span><text:span text:style-name="T55">)</text:span></text:p>
      <text:p text:style-name="P21"/>
      <text:p text:style-name="P11">Pre-condizioni: </text:p>
      <text:list xml:id="list2066976281" text:style-name="L6">
        <text:list-item>
          <text:p text:style-name="P133"><text:span text:style-name="T172">è in corso la definizione di un Evento </text:span><text:span text:style-name="T161">ev</text:span></text:p>
        </text:list-item>
        <text:list-item>
          <text:p text:style-name="P134"><text:span text:style-name="T160">ev</text:span><text:span text:style-name="T171"> </text:span><text:span text:style-name="T173">prevede</text:span><text:span text:style-name="T171"> </text:span><text:span text:style-name="T169">servizio</text:span><text:span text:style-name="T171"> </text:span></text:p>
        </text:list-item>
        <text:list-item>
          <text:p text:style-name="P84"><text:span text:style-name="T137">menu</text:span><text:span text:style-name="T116"> </text:span><text:span text:style-name="T97">è in uso in</text:span><text:span text:style-name="T116"> </text:span><text:span text:style-name="T146">servizio</text:span></text:p>
        </text:list-item>
      </text:list>
      <text:p text:style-name="P38"><text:span text:style-name="T92">Post-condizioni: </text:span><text:span text:style-name="T116"><text:s/></text:span><text:span text:style-name="T127">se </text:span><text:span text:style-name="T6">ev.</text:span><text:span text:style-name="T116">i</text:span><text:span text:style-name="T126">n corso</text:span><text:span text:style-name="T116"> = no</text:span></text:p>
      <text:list xml:id="list1167211262" text:style-name="L7">
        <text:list-item>
          <text:p text:style-name="P92"><text:span text:style-name="T108">[ se non esiste una Sezione </text:span><text:span text:style-name="T1">sez</text:span><text:span text:style-name="T108"> tale che </text:span><text:span text:style-name="T132">menu</text:span><text:span text:style-name="T108"> </text:span><text:span text:style-name="T91">contiene</text:span><text:span text:style-name="T108"> </text:span><text:span text:style-name="T1">sez</text:span><text:span text:style-name="T108"> e </text:span><text:span text:style-name="T1">sez</text:span><text:span text:style-name="T108">.nome = “Proposte dell’organizzatore” ]</text:span></text:p>
          <text:list>
            <text:list-item>
              <text:p text:style-name="P92"><text:span text:style-name="T108">è stata creata un’istanza </text:span><text:span text:style-name="T1">sez</text:span><text:span text:style-name="T108"> di Sezione</text:span></text:p>
            </text:list-item>
            <text:list-item>
              <text:p text:style-name="P110"><text:span text:style-name="T108">menu</text:span><text:span text:style-name="T153"> </text:span><text:span text:style-name="T155">contiene</text:span><text:span text:style-name="T153"> </text:span><text:span text:style-name="T17">sez</text:span></text:p>
            </text:list-item>
            <text:list-item>
              <text:p text:style-name="P110"><text:span text:style-name="T17">sez</text:span><text:span text:style-name="T153">.nome = “Proposte dell’organizzatore”</text:span></text:p>
            </text:list-item>
          </text:list>
        </text:list-item>
        <text:list-item>
          <text:p text:style-name="P110"><text:span text:style-name="T153">è stata creata un’istanza </text:span><text:span text:style-name="T17">v</text:span><text:span text:style-name="T153"> di Voce</text:span></text:p>
        </text:list-item>
        <text:list-item>
          <text:p text:style-name="P110"><text:span text:style-name="T17">v</text:span><text:span text:style-name="T153"> </text:span><text:span text:style-name="T155">fa riferimento a</text:span><text:span text:style-name="T153"> </text:span><text:span text:style-name="T108">ricetta</text:span></text:p>
        </text:list-item>
        <text:list-item>
          <text:p text:style-name="P110"><text:span text:style-name="T17">v</text:span><text:span text:style-name="T153"> </text:span><text:span text:style-name="T155">appartiene</text:span><text:span text:style-name="T153"> a </text:span><text:span text:style-name="T17">sez</text:span></text:p>
        </text:list-item>
      </text:list>
      <text:p text:style-name="P61"/>
      <text:p text:style-name="P61"/>
      <text:p text:style-name="P61"/>
      <text:p text:style-name="P61"><text:soft-page-break/></text:p>
      <text:p text:style-name="P61"/>
      <text:p text:style-name="P37"><text:span text:style-name="T58">5</text:span><text:span text:style-name="T64">b</text:span><text:span text:style-name="T55">.</text:span><text:span text:style-name="T62">1</text:span><text:span text:style-name="T55"> </text:span><text:span text:style-name="T62">proponi</text:span><text:span text:style-name="T64">RimozioneA</text:span><text:span text:style-name="T62">Menù</text:span><text:span text:style-name="T55">(</text:span><text:span text:style-name="T53">servizio</text:span><text:span text:style-name="T77">: Servizio,</text:span><text:span text:style-name="T55"> </text:span><text:span text:style-name="T43">menu</text:span><text:span text:style-name="T65">: Menu, </text:span><text:span text:style-name="T43">sezione?</text:span><text:span text:style-name="T65">: Sezione, </text:span><text:span text:style-name="T43">voce</text:span><text:span text:style-name="T65">: Voce</text:span><text:span text:style-name="T55">)</text:span></text:p>
      <text:p text:style-name="P22"/>
      <text:p text:style-name="P12">Pre-condizioni:</text:p>
      <text:list xml:id="list889938538" text:style-name="L8">
        <text:list-item>
          <text:p text:style-name="P137"><text:span text:style-name="T172">è in corso la definizione di un Evento </text:span><text:span text:style-name="T161">ev</text:span></text:p>
        </text:list-item>
        <text:list-item>
          <text:p text:style-name="P135"><text:span text:style-name="T160">ev </text:span><text:span text:style-name="T173">prevede</text:span><text:span text:style-name="T171"> </text:span><text:span text:style-name="T170">s</text:span><text:span text:style-name="T169">ervizio</text:span></text:p>
        </text:list-item>
        <text:list-item>
          <text:p text:style-name="P135"><text:span text:style-name="T169">menu</text:span><text:span text:style-name="T171"> è </text:span><text:span text:style-name="T173">in uso in</text:span><text:span text:style-name="T171"> </text:span><text:span text:style-name="T169">servizio</text:span></text:p>
        </text:list-item>
        <text:list-item>
          <text:p text:style-name="P85"><text:span text:style-name="T138">voce</text:span><text:span text:style-name="T117"> </text:span><text:span text:style-name="T98">appartiene a </text:span><text:span text:style-name="T138">menu</text:span><text:span text:style-name="T117"> oppure, </text:span><text:span text:style-name="T128">se</text:span><text:span text:style-name="T117"> </text:span><text:span text:style-name="T138">sezione</text:span><text:span text:style-name="T117"> è specificata, </text:span><text:span text:style-name="T138">menu</text:span><text:span text:style-name="T117"> </text:span><text:span text:style-name="T98">contiene</text:span><text:span text:style-name="T117"> </text:span><text:span text:style-name="T138">sezione</text:span><text:span text:style-name="T117"> e </text:span><text:span text:style-name="T138">voce</text:span><text:span text:style-name="T117"> </text:span><text:span text:style-name="T98">appartiene a</text:span><text:span text:style-name="T117"> </text:span><text:span text:style-name="T138">sezione</text:span></text:p>
        </text:list-item>
      </text:list>
      <text:p text:style-name="P62">Post-condizioni: <text:s/><text:span text:style-name="T6">se ev.</text:span><text:span text:style-name="T11">in corso</text:span><text:span text:style-name="T6"> = no</text:span></text:p>
      <text:list xml:id="list2194687466" text:style-name="L9">
        <text:list-item>
          <text:p text:style-name="P111"><text:span text:style-name="T117">v</text:span><text:span text:style-name="T108">oce</text:span><text:span text:style-name="T153">.proposta rimozione = sì</text:span></text:p>
        </text:list-item>
      </text:list>
      <text:p text:style-name="P61"/>
      <text:p text:style-name="P36"><text:span text:style-name="T58">5</text:span><text:span text:style-name="T64">c</text:span><text:span text:style-name="T55">.</text:span><text:span text:style-name="T62">1</text:span><text:span text:style-name="T55"> </text:span><text:span text:style-name="T62">approvaMenù</text:span><text:span text:style-name="T75">PerServizio</text:span><text:span text:style-name="T55">(</text:span><text:span text:style-name="T51">servizio</text:span><text:span text:style-name="T75">: Servizio</text:span><text:span text:style-name="T55">)</text:span></text:p>
      <text:p text:style-name="P21"/>
      <text:p text:style-name="P13">Pre-condizioni: </text:p>
      <text:list xml:id="list3380940361" text:style-name="L10">
        <text:list-item>
          <text:p text:style-name="P138"><text:span text:style-name="T172">è in corso la definizione di un Evento </text:span><text:span text:style-name="T161">ev</text:span></text:p>
        </text:list-item>
        <text:list-item>
          <text:p text:style-name="P130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61">Post-condizioni: </text:p>
      <text:list xml:id="list493626965" text:style-name="L11">
        <text:list-item>
          <text:p text:style-name="P105"><text:span text:style-name="T152">servizio</text:span>.<text:span text:style-name="T91">menù approvat</text:span><text:span text:style-name="T106">o</text:span><text:span text:style-name="T91"> = sì</text:span></text:p>
        </text:list-item>
        <text:list-item>
          <text:p text:style-name="P107">ev<text:span text:style-name="T91">.in corso = sì</text:span></text:p>
        </text:list-item>
      </text:list>
      <text:p text:style-name="P52"/>
      <text:p text:style-name="P52"/>
      <text:p text:style-name="P39"><text:span text:style-name="T58">5</text:span><text:span text:style-name="T66">d</text:span><text:span text:style-name="T55">.</text:span><text:span text:style-name="T62">1</text:span><text:span text:style-name="T55"> </text:span><text:span text:style-name="T66">modificaServizio</text:span><text:span text:style-name="T55">(</text:span><text:span text:style-name="T44">servizio</text:span><text:span text:style-name="T66">: Servizio, </text:span><text:span text:style-name="T45">tipoServizio?</text:span><text:span text:style-name="T67">: enum, </text:span><text:span text:style-name="T45">d</text:span><text:span text:style-name="T44">ata?</text:span><text:span text:style-name="T66">: Data, </text:span><text:span text:style-name="T45">partecipanti?</text:span><text:span text:style-name="T67">: intero</text:span><text:span text:style-name="T55">)</text:span></text:p>
      <text:p text:style-name="P23"/>
      <text:p text:style-name="P10">Pre-condizioni: </text:p>
      <text:list xml:id="list991741852" text:style-name="L12">
        <text:list-item>
          <text:p text:style-name="P139"><text:span text:style-name="T172">è in corso la definizione di un Evento </text:span><text:span text:style-name="T161">ev</text:span></text:p>
        </text:list-item>
        <text:list-item>
          <text:p text:style-name="P131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39"><text:span text:style-name="T92">Post-condizioni: </text:span><text:span text:style-name="T118">se non sono specificati i </text:span><text:span text:style-name="T139">partecipanti</text:span><text:span text:style-name="T118"> oppure </text:span><text:span text:style-name="T139">partecipanti</text:span><text:span text:style-name="T118"> &lt;= </text:span><text:span text:style-name="T7">ev</text:span><text:span text:style-name="T118">.partecipanti attesi, </text:span><text:span text:style-name="T130">e se </text:span><text:span text:style-name="T13">ev</text:span><text:span text:style-name="T130">.terminato = no</text:span></text:p>
      <text:list xml:id="list184719064609534" text:continue-list="list493626965" text:style-name="L11">
        <text:list-item>
          <text:p text:style-name="P117"><text:span text:style-name="T157">[ </text:span><text:span text:style-name="T155">se è specificato un </text:span><text:span text:style-name="T91">tipoServizio</text:span><text:span text:style-name="T157"> </text:span><text:span text:style-name="T155">] <text:s/></text:span><text:span text:style-name="T91">servizio</text:span><text:span text:style-name="T155">.tipo servizio = </text:span><text:span text:style-name="T91">tipoServizio</text:span></text:p>
        </text:list-item>
        <text:list-item>
          <text:p text:style-name="P118"><text:span text:style-name="T157">[ se è specificata una </text:span><text:span text:style-name="T99">data</text:span><text:span text:style-name="T157"> ] <text:s/></text:span><text:span text:style-name="T91">servizio</text:span><text:span text:style-name="T155">.data = </text:span><text:span text:style-name="T99">data</text:span></text:p>
        </text:list-item>
        <text:list-item>
          <text:p text:style-name="P119"><text:span text:style-name="T157">[ se sono specificati i </text:span><text:span text:style-name="T99">partecipanti</text:span><text:span text:style-name="T157"> ] <text:s/></text:span><text:span text:style-name="T99">servizio</text:span><text:span text:style-name="T157">.</text:span><text:span text:style-name="T158">partecipanti = </text:span><text:span text:style-name="T100">partecipanti</text:span></text:p>
        </text:list-item>
      </text:list>
      <text:p text:style-name="P53"/>
      <text:p text:style-name="P55"/>
      <text:p text:style-name="P39"><text:span text:style-name="T58">5</text:span><text:span text:style-name="T68">e</text:span><text:span text:style-name="T55">.</text:span><text:span text:style-name="T62">1</text:span><text:span text:style-name="T55"> </text:span><text:span text:style-name="T68">terminaEvento</text:span><text:span text:style-name="T55">(</text:span><text:span text:style-name="T46">evento</text:span><text:span text:style-name="T68">: Evento</text:span><text:span text:style-name="T55">)</text:span></text:p>
      <text:p text:style-name="P23"/>
      <text:p text:style-name="P5"><text:span text:style-name="T15">Pre-condizioni: <text:s/></text:span><text:span text:style-name="T88">o</text:span><text:span text:style-name="T119"> </text:span><text:span text:style-name="T100">organizza</text:span><text:span text:style-name="T119"> </text:span><text:span text:style-name="T140">evento</text:span></text:p>
      <text:p text:style-name="P63">Post-condizioni: <text:span text:style-name="T13">se </text:span><text:span text:style-name="T82">evento</text:span><text:span text:style-name="T13">.in corso = sì</text:span></text:p>
      <text:list xml:id="list184720417428597" text:continue-numbering="true" text:style-name="L11">
        <text:list-item>
          <text:p text:style-name="P120"><text:span text:style-name="T91">evento</text:span><text:span text:style-name="T155">.terminato = sì</text:span></text:p>
        </text:list-item>
      </text:list>
      <text:p text:style-name="P55"/>
      <text:p text:style-name="P55"/>
      <text:p text:style-name="P40"><text:span text:style-name="T58">5</text:span><text:span text:style-name="T68">f</text:span><text:span text:style-name="T55">.</text:span><text:span text:style-name="T62">1</text:span><text:span text:style-name="T55"> </text:span><text:span text:style-name="T68">aggiungiNote</text:span><text:span text:style-name="T55">(</text:span><text:span text:style-name="T46">note</text:span><text:span text:style-name="T68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/text:p>
      <text:list xml:id="list184719355438297" text:continue-numbering="true" text:style-name="L11">
        <text:list-item>
          <text:p text:style-name="P106"><text:soft-page-break/><text:span text:style-name="T91">ev.</text:span><text:span text:style-name="T100">note</text:span><text:span text:style-name="T91"> = </text:span><text:span text:style-name="T149">note</text:span></text:p>
          <text:p text:style-name="P128"/>
        </text:list-item>
      </text:list>
      <text:p text:style-name="P54"/>
      <text:p text:style-name="P40"><text:span text:style-name="T58">5</text:span><text:span text:style-name="T69">g</text:span><text:span text:style-name="T55">.</text:span><text:span text:style-name="T62">1</text:span><text:span text:style-name="T55"> </text:span><text:span text:style-name="T69">modificaLocation</text:span><text:span text:style-name="T55">(</text:span><text:span text:style-name="T47">luogo</text:span><text:span text:style-name="T69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text:span text:style-name="T13">se </text:span><text:span text:style-name="T90">ev</text:span><text:span text:style-name="T13">.terminato = no</text:span></text:p>
      <text:list xml:id="list184720420954008" text:continue-numbering="true" text:style-name="L11">
        <text:list-item>
          <text:p text:style-name="P106"><text:span text:style-name="T91">ev.</text:span><text:span text:style-name="T101">luogo</text:span><text:span text:style-name="T91"> = </text:span><text:span text:style-name="T150">luogo</text:span></text:p>
        </text:list-item>
      </text:list>
      <text:p text:style-name="P70"/>
      <text:p text:style-name="P70"/>
      <text:p text:style-name="P33"><text:span text:style-name="T58">6</text:span><text:span text:style-name="T55">. </text:span><text:span text:style-name="T74">assegna</text:span><text:span text:style-name="T58">Personale</text:span><text:span text:style-name="T55">(</text:span><text:span text:style-name="T48">personale</text:span><text:span text:style-name="T58"> : </text:span><text:span text:style-name="T59">PersonaleDiServizio</text:span><text:span text:style-name="T58">, </text:span><text:span text:style-name="T50">servizio</text:span><text:span text:style-name="T74">: Servizio, </text:span><text:span text:style-name="T50">turno</text:span><text:span text:style-name="T58"> : </text:span><text:span text:style-name="T74">TurnoDiServizio</text:span><text:span text:style-name="T58">, </text:span><text:span text:style-name="T39">ruolo?</text:span><text:span text:style-name="T58"> : testo</text:span><text:span text:style-name="T55">)</text:span></text:p>
      <text:p text:style-name="P19"/>
      <text:p text:style-name="P9">Pre-condizioni: </text:p>
      <text:list xml:id="list1314964927" text:style-name="L13">
        <text:list-item>
          <text:p text:style-name="P140"><text:span text:style-name="T172">è in corso la definizione di un Evento </text:span><text:span text:style-name="T161">ev</text:span></text:p>
        </text:list-item>
        <text:list-item>
          <text:p text:style-name="P86"><text:span text:style-name="T5">ev</text:span><text:span text:style-name="T111"> </text:span><text:span text:style-name="T107">prevede</text:span><text:span text:style-name="T111"> </text:span><text:span text:style-name="T134">servizio</text:span></text:p>
        </text:list-item>
        <text:list-item>
          <text:p text:style-name="P87"><text:span text:style-name="T135">servizio</text:span><text:span text:style-name="T96"> è effettuato in</text:span><text:span text:style-name="T112"> </text:span><text:span text:style-name="T144">turno</text:span></text:p>
        </text:list-item>
      </text:list>
      <text:p text:style-name="P60">Post-condizioni: </text:p>
      <text:p text:style-name="P34"><text:span text:style-name="T112">se </text:span><text:span text:style-name="T141">personale</text:span><text:span text:style-name="T112"> </text:span><text:span text:style-name="T96">è </text:span><text:span text:style-name="T105">impiegabile</text:span><text:span text:style-name="T96"> </text:span><text:span text:style-name="T105">per</text:span><text:span text:style-name="T96"> </text:span><text:span text:style-name="T144">turno</text:span><text:span text:style-name="T130"> <text:s/>e <text:s/></text:span><text:span text:style-name="T13">ev</text:span><text:span text:style-name="T130">.terminato = no</text:span></text:p>
      <text:list xml:id="list2490710743" text:style-name="L14">
        <text:list-item>
          <text:p text:style-name="P112"><text:span text:style-name="T120">personale</text:span><text:span text:style-name="T153"> </text:span><text:span text:style-name="T155">è chiamato per</text:span><text:span text:style-name="T153"> </text:span><text:span text:style-name="T124">turno</text:span></text:p>
        </text:list-item>
        <text:list-item>
          <text:p text:style-name="P113"><text:span text:style-name="T153">[ se è specificato un </text:span><text:span text:style-name="T108">ruolo</text:span><text:span text:style-name="T153"> ]</text:span></text:p>
          <text:list>
            <text:list-item>
              <text:p text:style-name="P113"><text:span text:style-name="T154">[ se non esiste un RuoloPersonale per la relazione </text:span><text:span text:style-name="T156">è chiamato per</text:span><text:span text:style-name="T154"> tra </text:span><text:span text:style-name="T120">personale</text:span><text:span text:style-name="T154"> e </text:span><text:span text:style-name="T124">turno</text:span><text:span text:style-name="T154"> ] </text:span></text:p>
              <text:list>
                <text:list-item>
                  <text:p text:style-name="P113"><text:span text:style-name="T154">è stata creata una istanza di RuoloPersonale </text:span><text:span text:style-name="T18">r</text:span><text:span text:style-name="T154"> </text:span></text:p>
                </text:list-item>
              </text:list>
            </text:list-item>
            <text:list-item>
              <text:p text:style-name="P114"><text:span text:style-name="T18">r</text:span><text:span text:style-name="T153">.ruolo = </text:span><text:span text:style-name="T108">ruolo</text:span></text:p>
            </text:list-item>
          </text:list>
        </text:list-item>
      </text:list>
      <text:p text:style-name="P51"/>
      <text:p text:style-name="P51"/>
      <text:p text:style-name="P41"><text:span text:style-name="T70">6a</text:span><text:span text:style-name="T55">.</text:span><text:span text:style-name="T62">1</text:span><text:span text:style-name="T55"> </text:span><text:span text:style-name="T70">rimuoviPersonale</text:span><text:span text:style-name="T55">(</text:span><text:span text:style-name="T48">servizio:</text:span><text:span text:style-name="T70"> Servizio, </text:span><text:span text:style-name="T50">turno:</text:span><text:span text:style-name="T74"> TurnoDiServizio, </text:span><text:span text:style-name="T48">personale</text:span><text:span text:style-name="T70">: PersonaleDiServizio</text:span><text:span text:style-name="T55">)</text:span></text:p>
      <text:p text:style-name="P25"/>
      <text:p text:style-name="P14">Pre-condizioni: </text:p>
      <text:list xml:id="list1432804268" text:style-name="L15">
        <text:list-item>
          <text:p text:style-name="P141"><text:span text:style-name="T172">è in corso la definizione di un Evento </text:span><text:span text:style-name="T161">ev</text:span></text:p>
        </text:list-item>
        <text:list-item>
          <text:p text:style-name="P88"><text:span text:style-name="T8">ev </text:span><text:span text:style-name="T102">prevede</text:span><text:span text:style-name="T121"> </text:span><text:span text:style-name="T142">servizio</text:span></text:p>
        </text:list-item>
        <text:list-item>
          <text:p text:style-name="P89"><text:span text:style-name="T135">servizio</text:span><text:span text:style-name="T112"> </text:span><text:span text:style-name="T96">è effettuato in</text:span><text:span text:style-name="T112"> </text:span><text:span text:style-name="T144">turno</text:span></text:p>
        </text:list-item>
        <text:list-item>
          <text:p text:style-name="P88"><text:span text:style-name="T142">personale</text:span><text:span text:style-name="T121"> </text:span><text:span text:style-name="T102">è chiamato per</text:span><text:span text:style-name="T121"> </text:span><text:span text:style-name="T144">turno</text:span></text:p>
        </text:list-item>
      </text:list>
      <text:p text:style-name="P67">Post-condizioni:</text:p>
      <text:list xml:id="list184720293607426" text:continue-list="list184720420954008" text:style-name="L11">
        <text:list-item>
          <text:p text:style-name="P108"><text:span text:style-name="T101">l’</text:span><text:span text:style-name="T91">istanza </text:span>rp<text:span text:style-name="T91"> di RuoloPersonale relativa alla relazione </text:span><text:span text:style-name="T159">è chiamato per</text:span><text:span text:style-name="T91"> è eliminata</text:span></text:p>
        </text:list-item>
        <text:list-item>
          <text:p text:style-name="P108"><text:span text:style-name="T91">la relazione </text:span><text:span text:style-name="T159">è chiamato per </text:span><text:span text:style-name="T91">tra </text:span><text:span text:style-name="T147">personale</text:span><text:span text:style-name="T91"> e </text:span><text:span text:style-name="T151">turno</text:span><text:span text:style-name="T104"> è eliminata</text:span></text:p>
        </text:list-item>
      </text:list>
      <text:p text:style-name="P51"/>
      <text:p text:style-name="P51"/>
      <text:p text:style-name="P44"><text:span text:style-name="T70">6</text:span><text:span text:style-name="T74">b</text:span><text:span text:style-name="T55">.</text:span><text:span text:style-name="T62">1</text:span><text:span text:style-name="T55"> </text:span><text:span text:style-name="T74">aggiungiTurnoDiServizio</text:span><text:span text:style-name="T55">(</text:span><text:span text:style-name="T48">servizio:</text:span><text:span text:style-name="T70"> Servizio, </text:span><text:span text:style-name="T50">oraInizio?</text:span><text:span text:style-name="T74">: Ora, </text:span><text:span text:style-name="T50">oraFine?</text:span><text:span text:style-name="T74">: Ora</text:span><text:span text:style-name="T55">)</text:span></text:p>
      <text:p text:style-name="P28"/>
      <text:p text:style-name="P69"><text:span text:style-name="T15">Pre-condizioni: </text:span><text:span text:style-name="T3">è in corso la definizione di un Evento </text:span><text:span text:style-name="T86">ev</text:span></text:p>
      <text:p text:style-name="P44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1176845899" text:style-name="L16">
        <text:list-item>
          <text:p text:style-name="P93"><text:span text:style-name="T113">è </text:span><text:span text:style-name="T108">stata creata un’istanza </text:span><text:span text:style-name="T1">turno</text:span><text:span text:style-name="T108"> di TurnoDiServizio</text:span></text:p>
        </text:list-item>
        <text:list-item>
          <text:p text:style-name="P115"><text:span text:style-name="T108">servizio</text:span><text:span text:style-name="T153"> </text:span><text:span text:style-name="T155">è effettuato in </text:span><text:span text:style-name="T17">turno</text:span></text:p>
        </text:list-item>
        <text:list-item>
          <text:p text:style-name="P93"><text:span text:style-name="T108">[ se è specificata una </text:span><text:span text:style-name="T132">oraInizio</text:span><text:span text:style-name="T108"> ] <text:s/></text:span><text:span text:style-name="T1">turno</text:span><text:span text:style-name="T108">.ora inizio = </text:span><text:span text:style-name="T132">oraInizio</text:span></text:p>
        </text:list-item>
        <text:list-item>
          <text:p text:style-name="P93"><text:span text:style-name="T108">[ se è specificata una </text:span><text:span text:style-name="T132">ora</text:span><text:span text:style-name="T145">Fine</text:span><text:span text:style-name="T108"> ] <text:s/>turno.ora inizio = </text:span><text:span text:style-name="T132">ora</text:span><text:span text:style-name="T145">Fine</text:span></text:p>
        </text:list-item>
      </text:list>
      <text:p text:style-name="P56"><text:soft-page-break/></text:p>
      <text:p text:style-name="P56"/>
      <text:p text:style-name="P56"/>
      <text:p text:style-name="P56"/>
      <text:p text:style-name="P56"/>
      <text:p text:style-name="P44"><text:span text:style-name="T70">6</text:span><text:span text:style-name="T74">c</text:span><text:span text:style-name="T55">.</text:span><text:span text:style-name="T62">1</text:span><text:span text:style-name="T55"> </text:span><text:span text:style-name="T70">rimuovi</text:span><text:span text:style-name="T74">TurnoDiServizio</text:span><text:span text:style-name="T55">(</text:span><text:span text:style-name="T48">servizio:</text:span><text:span text:style-name="T70"> Servizio, </text:span><text:span text:style-name="T50">turno:</text:span><text:span text:style-name="T74"> TurnoDiServizio</text:span><text:span text:style-name="T55">)</text:span></text:p>
      <text:p text:style-name="P28"/>
      <text:p text:style-name="P66">Pre-condizioni: </text:p>
      <text:list xml:id="list1282794856" text:style-name="L17">
        <text:list-item>
          <text:p text:style-name="P142"><text:span text:style-name="T163">è in corso la definizione di un Evento </text:span><text:span text:style-name="T161">ev</text:span></text:p>
        </text:list-item>
        <text:list-item>
          <text:p text:style-name="P136"><text:span text:style-name="T169">servizio</text:span><text:span text:style-name="T171"> </text:span><text:span text:style-name="T173">è effettuato in </text:span><text:span text:style-name="T169">turno</text:span></text:p>
        </text:list-item>
      </text:list>
      <text:p text:style-name="P47"/>
      <text:p text:style-name="P46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2913443176" text:style-name="L18">
        <text:list-item>
          <text:p text:style-name="P94"><text:span text:style-name="T113">p</text:span><text:span text:style-name="T108">er ogni Personale </text:span><text:span text:style-name="T1">pers</text:span><text:span text:style-name="T108"> tale che </text:span><text:span text:style-name="T1">pers</text:span><text:span text:style-name="T108"> </text:span><text:span text:style-name="T91">è chiamato per </text:span><text:span text:style-name="T132">turno</text:span></text:p>
          <text:list>
            <text:list-item>
              <text:p text:style-name="P94"><text:span text:style-name="T108">l’istanza </text:span><text:span text:style-name="T1">rp</text:span><text:span text:style-name="T108"> di RuoloPersonale relativa alla relazione </text:span><text:span text:style-name="T91">è chiamato per</text:span><text:span text:style-name="T108"> è eliminata</text:span></text:p>
            </text:list-item>
            <text:list-item>
              <text:p text:style-name="P94"><text:span text:style-name="T108">la relazione </text:span><text:span text:style-name="T91">è chiamato per</text:span><text:span text:style-name="T108"> è eliminata</text:span></text:p>
            </text:list-item>
          </text:list>
        </text:list-item>
        <text:list-item>
          <text:p text:style-name="P94"><text:span text:style-name="T108">per ogni Personale di Servizio </text:span><text:span text:style-name="T1">ps</text:span><text:span text:style-name="T108"> tale che </text:span><text:span text:style-name="T1">ps</text:span><text:span text:style-name="T108">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32">turno</text:span><text:span text:style-name="T108">, la relazione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25">è eliminata</text:span></text:p>
        </text:list-item>
      </text:list>
      <text:p text:style-name="P58"/>
      <text:p text:style-name="P58"/>
      <text:p text:style-name="P35"><text:span text:style-name="T60">7</text:span><text:span text:style-name="T55">. </text:span><text:span text:style-name="T61">cancellaEvento</text:span><text:span text:style-name="T55">(</text:span><text:span text:style-name="T40">evento</text:span><text:span text:style-name="T61"> : Evento</text:span><text:span text:style-name="T55">)</text:span></text:p>
      <text:p text:style-name="P20"/>
      <text:p text:style-name="P74"><text:span text:style-name="T174">Pre-condizioni: </text:span><text:span text:style-name="T164">--</text:span></text:p>
      <text:p text:style-name="P35"><text:span text:style-name="T92">Post-condizioni: </text:span><text:span text:style-name="T114">Se </text:span><text:span text:style-name="T136">evento</text:span><text:span text:style-name="T115">.</text:span><text:span text:style-name="T126">in corso </text:span><text:span text:style-name="T115">= no</text:span></text:p>
      <text:list xml:id="list3878366893" text:style-name="L19">
        <text:list-item>
          <text:p text:style-name="P95"><text:span text:style-name="T114">p</text:span><text:span text:style-name="T108">er ogni Servizio </text:span><text:span text:style-name="T1">serv</text:span><text:span text:style-name="T108"> tale che </text:span><text:span text:style-name="T132">evento</text:span><text:span text:style-name="T108"> </text:span><text:span text:style-name="T91">prevede</text:span><text:span text:style-name="T108"> </text:span><text:span text:style-name="T1">serv</text:span></text:p>
          <text:list>
            <text:list-item>
              <text:p text:style-name="P126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5">serv</text:span><text:span text:style-name="T1"> ]</text:span></text:p>
              <text:list>
                <text:list-item>
                  <text:p text:style-name="P126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    </text:list-item>
                <text:list-item>
                  <text:p text:style-name="P96"><text:span text:style-name="T1">f</text:span><text:span text:style-name="T108"> è eliminato</text:span></text:p>
                </text:list-item>
              </text:list>
            </text:list-item>
            <text:list-item>
              <text:p text:style-name="P96"><text:span text:style-name="T123">per ogni</text:span><text:span text:style-name="T108"> TurnoDiServizio </text:span><text:span text:style-name="T1">t</text:span><text:span text:style-name="T108"> tale che </text:span><text:span text:style-name="T1">serv</text:span><text:span text:style-name="T108"> </text:span><text:span text:style-name="T91">è effettuato in </text:span><text:span text:style-name="T1">t</text:span><text:span text:style-name="T108"> , <text:s text:c="2"/></text:span><text:span text:style-name="T1">t</text:span><text:span text:style-name="T108"> è eliminato</text:span></text:p>
            </text:list-item>
            <text:list-item>
              <text:p text:style-name="P96"><text:span text:style-name="T1">serv</text:span><text:span text:style-name="T108"> è eliminato</text:span></text:p>
            </text:list-item>
          </text:list>
        </text:list-item>
        <text:list-item>
          <text:p text:style-name="P116"><text:span text:style-name="T108">evento</text:span><text:span text:style-name="T153"> è eliminato</text:span></text:p>
        </text:list-item>
      </text:list>
      <text:p text:style-name="P57"/>
      <text:p text:style-name="P57"/>
      <text:p text:style-name="P42"><text:span text:style-name="T71">7</text:span><text:span text:style-name="T70">a</text:span><text:span text:style-name="T55">.</text:span><text:span text:style-name="T62">1</text:span><text:span text:style-name="T55"> </text:span><text:span text:style-name="T71">annullaEvento</text:span><text:span text:style-name="T55">(</text:span><text:span text:style-name="T49">evento</text:span><text:span text:style-name="T48">:</text:span><text:span text:style-name="T70"> </text:span><text:span text:style-name="T71">Evento</text:span><text:span text:style-name="T55">)</text:span></text:p>
      <text:p text:style-name="P26"/>
      <text:p text:style-name="P7"><text:span text:style-name="T15">Pre-condizioni: </text:span><text:span text:style-name="T86">--</text:span></text:p>
      <text:p text:style-name="P65">Post-condizioni:</text:p>
      <text:list xml:id="list2899039998" text:style-name="L20">
        <text:list-item>
          <text:p text:style-name="P109"><text:span text:style-name="T91">per ogni Servizio </text:span>serv<text:span text:style-name="T91"> tale che </text:span><text:span text:style-name="T147">evento</text:span><text:span text:style-name="T91"> </text:span><text:span text:style-name="T159">prevede</text:span><text:span text:style-name="T91"> </text:span>serv<text:span text:style-name="T91">, </text:span>serv.<text:span text:style-name="T91">annullato = sì</text:span></text:p>
        </text:list-item>
        <text:list-item>
          <text:p text:style-name="P121"><text:span text:style-name="T91">evento</text:span><text:span text:style-name="T155">.annullato = sì</text:span></text:p>
        </text:list-item>
      </text:list>
      <text:p text:style-name="P65"/>
      <text:p text:style-name="P65"/>
      <text:p text:style-name="P42"><text:span text:style-name="T71">7b</text:span><text:span text:style-name="T55">.</text:span><text:span text:style-name="T62">1</text:span><text:span text:style-name="T55"> </text:span><text:span text:style-name="T71">annu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2348852445" text:style-name="L21">
        <text:list-item>
          <text:p text:style-name="P143"><text:span text:style-name="T172">è in corso la definizione di un Evento </text:span><text:span text:style-name="T161">ev</text:span></text:p>
        </text:list-item>
        <text:list-item>
          <text:p text:style-name="P90"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65">Post-condizioni: </text:p>
      <text:list xml:id="list394362385" text:style-name="L22">
        <text:list-item>
          <text:p text:style-name="P122"><text:span text:style-name="T92">s</text:span><text:span text:style-name="T91">ervizio</text:span><text:span text:style-name="T155">.annullato = sì</text:span></text:p>
        </text:list-item>
      </text:list>
      <text:p text:style-name="P65"/>
      <text:p text:style-name="P65"/>
      <text:p text:style-name="P72"><text:soft-page-break/></text:p>
      <text:p text:style-name="P72"/>
      <text:p text:style-name="P72"/>
      <text:p text:style-name="P72"/>
      <text:p text:style-name="P42"><text:span text:style-name="T72">7c</text:span><text:span text:style-name="T55">.</text:span><text:span text:style-name="T62">1</text:span><text:span text:style-name="T55"> </text:span><text:span text:style-name="T72">cance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3938209892" text:style-name="L23">
        <text:list-item>
          <text:p text:style-name="P144"><text:span text:style-name="T172">è in corso la definizione di un Evento </text:span><text:span text:style-name="T161">ev</text:span></text:p>
        </text:list-item>
        <text:list-item>
          <text:p text:style-name="P91"><text:span text:style-name="T114"><text:s/></text:span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43"><text:span text:style-name="T92">Post-condizioni: </text:span><text:span text:style-name="T114">Se </text:span><text:span text:style-name="T9">ev</text:span><text:span text:style-name="T115">.</text:span><text:span text:style-name="T126">in corso</text:span><text:span text:style-name="T115"> = no</text:span></text:p>
      <text:list xml:id="list184720076696776" text:continue-list="list3878366893" text:style-name="L19">
        <text:list-item>
          <text:p text:style-name="P127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1">servizio</text:span><text:span text:style-name="T1"> ]</text:span></text:p>
          <text:list>
            <text:list-item>
              <text:p text:style-name="P127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</text:list-item>
            <text:list-item>
              <text:p text:style-name="P97"><text:span text:style-name="T1">f</text:span><text:span text:style-name="T108"> è eliminato</text:span></text:p>
            </text:list-item>
          </text:list>
        </text:list-item>
        <text:list-item>
          <text:p text:style-name="P97"><text:span text:style-name="T123">per ogni</text:span><text:span text:style-name="T108"> TurnoDiServizio </text:span><text:span text:style-name="T1">t</text:span><text:span text:style-name="T108"> tale che </text:span><text:span text:style-name="T143">servizio</text:span><text:span text:style-name="T108"> </text:span><text:span text:style-name="T91">è effettuato in </text:span><text:span text:style-name="T1">t, <text:s/></text:span><text:span text:style-name="T108"><text:s text:c="2"/></text:span><text:span text:style-name="T1">t</text:span><text:span text:style-name="T108"> è eliminato</text:span></text:p>
        </text:list-item>
        <text:list-item>
          <text:p text:style-name="P97"><text:span text:style-name="T143">servizio</text:span><text:span text:style-name="T108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30T18:34:52.062000000</dc:date>
    <meta:editing-duration>PT8H52M20S</meta:editing-duration>
    <meta:editing-cycles>12</meta:editing-cycles>
    <meta:document-statistic meta:table-count="0" meta:image-count="0" meta:object-count="0" meta:page-count="6" meta:paragraph-count="168" meta:word-count="1154" meta:character-count="7144" meta:non-whitespace-character-count="6211"/>
  </office:meta>
</office:document-meta>
</file>